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4LVL2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4LVL3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5LVL2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5LVL3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5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5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5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5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5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5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6LVL2" text:bullet-char="✗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6LVL3" text:bullet-char="✗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6LVL4" text:bullet-char="✗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6LVL5" text:bullet-char="✗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6LVL6" text:bullet-char="✗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6LVL7" text:bullet-char="✗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6LVL8" text:bullet-char="✗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6LVL9" text:bullet-char="✗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4020"/>
    </style:style>
    <style:style style:name="P3" style:parent-style-name="Standard" style:list-style-name="LFO1" style:family="paragraph">
      <style:text-properties fo:color="#004020"/>
    </style:style>
    <style:style style:name="P4" style:parent-style-name="Standard" style:list-style-name="LFO1" style:family="paragraph">
      <style:text-properties fo:color="#004020"/>
    </style:style>
    <style:style style:name="P5" style:parent-style-name="Standard" style:list-style-name="LFO1" style:family="paragraph">
      <style:text-properties fo:color="#004020"/>
    </style:style>
    <style:style style:name="P6" style:parent-style-name="Standard" style:list-style-name="LFO1" style:family="paragraph">
      <style:text-properties fo:color="#004020" fo:background-color="#00CC33"/>
    </style:style>
    <style:style style:name="P7" style:parent-style-name="Standard" style:list-style-name="LFO1" style:family="paragraph">
      <style:text-properties fo:color="#004020"/>
    </style:style>
    <style:style style:name="P8" style:parent-style-name="Standard" style:family="paragraph">
      <style:text-properties fo:color="#0000FF"/>
    </style:style>
    <style:style style:name="T9" style:parent-style-name="Fonteparág.padrão" style:family="text">
      <style:text-properties fo:color="#0000FF"/>
    </style:style>
    <style:style style:name="T10" style:parent-style-name="Fonteparág.padrão" style:family="text">
      <style:text-properties fo:color="#FF7F00"/>
    </style:style>
    <style:style style:name="P11" style:parent-style-name="Standard" style:family="paragraph">
      <style:text-properties fo:color="#FF7F00"/>
    </style:style>
    <style:style style:name="P12" style:parent-style-name="Standard" style:family="paragraph">
      <style:text-properties fo:color="#FF7F00"/>
    </style:style>
    <style:style style:name="P13" style:parent-style-name="Standard" style:family="paragraph">
      <style:text-properties fo:color="#0000FF"/>
    </style:style>
    <style:style style:name="T14" style:parent-style-name="Fonteparág.padrão" style:family="text">
      <style:text-properties fo:color="#0000FF"/>
    </style:style>
    <style:style style:name="T15" style:parent-style-name="Fonteparág.padrão" style:family="text">
      <style:text-properties fo:color="#004020"/>
    </style:style>
    <style:style style:name="P16" style:parent-style-name="Standard" style:list-style-name="LFO2" style:family="paragraph">
      <style:text-properties fo:color="#004020"/>
    </style:style>
    <style:style style:name="P17" style:parent-style-name="Standard" style:family="paragraph">
      <style:text-properties fo:color="#0000FF"/>
    </style:style>
    <style:style style:name="P18" style:parent-style-name="Standard" style:family="paragraph">
      <style:text-properties fo:color="#FF7F00"/>
    </style:style>
    <style:style style:name="P19" style:parent-style-name="Standard" style:list-style-name="LFO3" style:family="paragraph">
      <style:text-properties fo:color="#FF7F00"/>
    </style:style>
    <style:style style:name="P20" style:parent-style-name="Standard" style:family="paragraph">
      <style:text-properties fo:color="#0000FF"/>
    </style:style>
    <style:style style:name="P21" style:parent-style-name="Standard" style:list-style-name="LFO4" style:family="paragraph">
      <style:text-properties fo:color="#FF0000"/>
    </style:style>
    <style:style style:name="P22" style:parent-style-name="Standard" style:list-style-name="LFO4" style:family="paragraph">
      <style:text-properties fo:color="#FF0000"/>
    </style:style>
    <style:style style:name="P23" style:parent-style-name="Standard" style:list-style-name="LFO4" style:family="paragraph">
      <style:text-properties fo:color="#FF0000"/>
    </style:style>
    <style:style style:name="P24" style:parent-style-name="Standard" style:family="paragraph">
      <style:text-properties fo:color="#0000FF"/>
    </style:style>
    <style:style style:name="P25" style:parent-style-name="Standard" style:list-style-name="LFO4" style:family="paragraph">
      <style:text-properties fo:color="#FF7F00"/>
    </style:style>
    <style:style style:name="P26" style:parent-style-name="Standard" style:list-style-name="LFO4" style:family="paragraph">
      <style:text-properties fo:color="#FF7F00"/>
    </style:style>
    <style:style style:name="P27" style:parent-style-name="Standard" style:list-style-name="LFO4" style:family="paragraph">
      <style:text-properties fo:color="#FF7F00"/>
    </style:style>
    <style:style style:name="P28" style:parent-style-name="Standard" style:list-style-name="LFO4" style:family="paragraph">
      <style:text-properties fo:color="#FF7F00"/>
    </style:style>
    <style:style style:name="P29" style:parent-style-name="Standard" style:list-style-name="LFO4" style:family="paragraph">
      <style:text-properties fo:color="#FF7F00"/>
    </style:style>
    <style:style style:name="P30" style:parent-style-name="Standard" style:family="paragraph">
      <style:text-properties fo:color="#0000FF"/>
    </style:style>
    <style:style style:name="P31" style:parent-style-name="Standard" style:family="paragraph">
      <style:text-properties fo:color="#0000FF" fo:background-color="#00FFFF"/>
    </style:style>
    <style:style style:name="P32" style:parent-style-name="Standard" style:list-style-name="LFO5" style:family="paragraph">
      <style:text-properties fo:color="#0066FF"/>
    </style:style>
    <style:style style:name="P33" style:parent-style-name="Standard" style:list-style-name="LFO5" style:family="paragraph">
      <style:text-properties fo:color="#0066FF"/>
    </style:style>
    <style:style style:name="P34" style:parent-style-name="Standard" style:list-style-name="LFO5" style:family="paragraph">
      <style:text-properties fo:color="#0066FF"/>
    </style:style>
    <style:style style:name="P35" style:parent-style-name="Standard" style:list-style-name="LFO5" style:family="paragraph">
      <style:text-properties fo:color="#0066FF"/>
    </style:style>
    <style:style style:name="P36" style:parent-style-name="Standard" style:list-style-name="LFO5" style:family="paragraph">
      <style:text-properties fo:color="#0066FF"/>
    </style:style>
    <style:style style:name="P37" style:parent-style-name="Standard" style:list-style-name="LFO5" style:family="paragraph">
      <style:text-properties fo:color="#0066FF"/>
    </style:style>
    <style:style style:name="P38" style:parent-style-name="Standard" style:list-style-name="LFO5" style:family="paragraph">
      <style:text-properties fo:color="#0066FF"/>
    </style:style>
    <style:style style:name="P39" style:parent-style-name="Standard" style:list-style-name="LFO5" style:family="paragraph">
      <style:text-properties fo:color="#0066FF"/>
    </style:style>
    <style:style style:name="P40" style:parent-style-name="Standard" style:list-style-name="LFO5" style:family="paragraph">
      <style:text-properties fo:background-color="#00CC33"/>
    </style:style>
    <style:style style:name="P41" style:parent-style-name="Standard" style:list-style-name="LFO5" style:family="paragraph">
      <style:text-properties fo:background-color="#FF9999"/>
    </style:style>
    <style:style style:name="P42" style:parent-style-name="Standard" style:list-style-name="LFO6" style:family="paragraph">
      <style:text-properties fo:color="#0066FF"/>
    </style:style>
    <style:style style:name="P43" style:parent-style-name="Standard" style:list-style-name="LFO7" style:family="paragraph"/>
    <style:style style:name="P44" style:parent-style-name="Standard" style:list-style-name="LFO7" style:family="paragraph"/>
    <style:style style:name="P45" style:parent-style-name="Standard" style:list-style-name="LFO7" style:family="paragraph"/>
    <style:style style:name="P46" style:parent-style-name="Standard" style:list-style-name="LFO7" style:family="paragraph"/>
    <style:style style:name="P47" style:parent-style-name="Standard" style:list-style-name="LFO7" style:family="paragraph"/>
    <style:style style:name="P48" style:parent-style-name="Standard" style:list-style-name="LFO7" style:family="paragraph"/>
    <style:style style:name="P49" style:parent-style-name="Standard" style:list-style-name="LFO7" style:family="paragraph"/>
    <style:style style:name="P50" style:parent-style-name="Standard" style:list-style-name="LFO7" style:family="paragraph"/>
  </office:automatic-styles>
  <office:body>
    <office:text text:use-soft-page-breaks="true">
      <text:p text:style-name="P1">Atividades Jessica</text:p>
      <text:p text:style-name="Standard"/>
      <text:p text:style-name="Standard">1) Alejandro fica responsável por verificar qual melhor método.</text:p>
      <text:p text:style-name="Standard"/>
      <text:p text:style-name="Standard">2) Isabela faz</text:p>
      <text:p text:style-name="Standard"/>
      <text:p text:style-name="Standard">3) Isabela faz</text:p>
      <text:p text:style-name="Standard"/>
      <text:p text:style-name="Standard">4) Pererón faz!</text:p>
      <text:p text:style-name="Standard"/>
      <text:p text:style-name="Standard"/>
      <text:p text:style-name="Standard">TCC</text:p>
      <text:p text:style-name="Standard"/>
      <text:p text:style-name="P2">1) Introdução: YAN</text:p>
      <text:list text:style-name="LFO1" text:continue-numbering="true">
        <text:list-item>
          <text:p text:style-name="P3">Visão geral do TCC</text:p>
        </text:list-item>
        <text:list-item>
          <text:p text:style-name="P4">Sobre<text:s/>o cliente</text:p>
        </text:list-item>
        <text:list-item>
          <text:p text:style-name="P5">O que é TCC?</text:p>
        </text:list-item>
        <text:list-item>
          <text:p text:style-name="P6">O profissional de SI – é pra ter na intro antiga</text:p>
        </text:list-item>
        <text:list-item>
          <text:p text:style-name="P7">Descrição dos capítulos no fim. - só dos capítulos desenvolvidos</text:p>
        </text:list-item>
      </text:list>
      <text:p text:style-name="P8"/>
      <text:p text:style-name="Standard"><text:span text:style-name="T9"><text:tab/></text:span><text:span text:style-name="T10">1.1) Objetivos: Isabela</text:span></text:p>
      <text:p text:style-name="P11"><text:tab/><text:tab/>1.1.1) Obj. Gerais – objetivos do TCC</text:p>
      <text:p text:style-name="P12"><text:tab/><text:tab/>1.1.2) Obj. Específicos – levantamento teórico<text:s/>sobre o assunto XYZ para alcançar o<text:s/><text:tab/><text:tab/>objetivo tal. Descrito com detalhes</text:p>
      <text:p text:style-name="P13"/>
      <text:p text:style-name="Standard"><text:span text:style-name="T14"><text:tab/></text:span><text:span text:style-name="T15">1.2) Procedimentos de pesquisa: Pererón</text:span></text:p>
      <text:list text:style-name="LFO2" text:continue-numbering="true">
        <text:list-item>
          <text:p text:style-name="P16">não é necessário a parte teórica da metodologia, basta dizer quais os procedimentos e como será utilizado. PESQUISA-AÇÃO: identificar um problema e solucionar (tem que ter no TCC).</text:p>
        </text:list-item>
      </text:list>
      <text:p text:style-name="P17"/>
      <text:p text:style-name="P18">2) Fundamentação teórica</text:p>
      <text:list text:style-name="LFO3" text:continue-numbering="true">
        <text:list-item>
          <text:p text:style-name="P19">Pesquisa bibliográfica</text:p>
        </text:list-item>
      </text:list>
      <text:p text:style-name="P20"/>
      <text:list text:style-name="LFO4" text:continue-numbering="true">
        <text:list-item>
          <text:p text:style-name="P21">Pensamento Sistêmico: Isabela</text:p>
          <text:list text:continue-numbering="true">
            <text:list-item>
              <text:p text:style-name="P22">Metodologia de resolução de problemas organizacionais: Metodologia de software</text:p>
            </text:list-item>
            <text:list-item>
              <text:p text:style-name="P23">Organizações orientadas a processos ou Organização orientada a função?</text:p>
            </text:list-item>
          </text:list>
        </text:list-item>
      </text:list>
      <text:p text:style-name="P24"/>
      <text:list text:style-name="LFO4" text:continue-numbering="true">
        <text:list-item>
          <text:p text:style-name="P25">Sistema de Informação – definição simples, de sentido amplo que afunila no Software – Usar diagramas (figuras): Alejandro</text:p>
          <text:list text:continue-numbering="true">
            <text:list-item>
              <text:p text:style-name="P26">Definição</text:p>
            </text:list-item>
            <text:list-item>
              <text:p text:style-name="P27">Tipos</text:p>
            </text:list-item>
            <text:list-item>
              <text:p text:style-name="P28">componentes: ambiente, organização, pessoas e tecnologia</text:p>
            </text:list-item>
            <text:list-item>
              <text:p text:style-name="P29">Níveis e funções organizacionais (operacional, tático, estratégico)</text:p>
            </text:list-item>
          </text:list>
        </text:list-item>
      </text:list>
      <text:p text:style-name="P30"/>
      <text:p text:style-name="P31">ATÉ DIA 12/09!!</text:p>
      <text:p text:style-name="Standard"/>
      <text:list text:style-name="LFO5" text:continue-numbering="true">
        <text:list-item>
          <text:p text:style-name="P32">engenharia de Software</text:p>
          <text:list text:continue-numbering="true">
            <text:list-item>
              <text:p text:style-name="P33">Gerenciamento de configuração de software (GCS) = todo e qualquer arquivo gerado no TCC tem que ter controle de versão. Tem que ter documentado todas das mudanças, o porque elas ocorreram,<text:s/>quem fez, quem o responsável.</text:p>
              <text:list text:continue-numbering="true">
                <text:list-item>
                  <text:p text:style-name="P34">Controle de versão</text:p>
                </text:list-item>
                <text:list-item>
                  <text:p text:style-name="P35">controle de mudança</text:p>
                </text:list-item>
                <text:list-item>
                  <text:p text:style-name="P36">Integração contínua</text:p>
                </text:list-item>
              </text:list>
            </text:list-item>
            <text:list-item>
              <text:p text:style-name="P37">modelos de ciclo de vida em Eng. SW ou desenvolver teoricamente o iterativo e incremental ou ágil.</text:p>
            </text:list-item>
            <text:list-item>
              <text:p text:style-name="P38">Metodologia e métodos</text:p>
              <text:list text:continue-numbering="true">
                <text:list-item>
                  <text:p text:style-name="P39">modelo para banco de dados: MER ou SGBDOO</text:p>
                  <text:list text:continue-numbering="true">
                    <text:list-item>
                      <text:p text:style-name="P40">Se<text:s/>iterativo: RUP</text:p>
                    </text:list-item>
                    <text:list-item>
                      <text:p text:style-name="P41">senão: Scrum, FDD, ou qual será o utilizado. - Cristiano já disse que não dá muito certo para TCC!!!</text:p>
                    </text:list-item>
                  </text:list>
                </text:list-item>
              </text:list>
            </text:list-item>
          </text:list>
        </text:list-item>
      </text:list>
      <text:list text:style-name="LFO6" text:continue-numbering="true">
        <text:list-item>
          <text:p text:style-name="P42">interface</text:p>
        </text:list-item>
      </text:list>
      <text:p text:style-name="Standard"/>
      <text:p text:style-name="Standard">3) Estudo de caso</text:p>
      <text:list text:style-name="LFO7" text:continue-numbering="true">
        <text:list-item>
          <text:p text:style-name="P43">Característcas da organização</text:p>
          <text:list text:continue-numbering="true">
            <text:list-item>
              <text:p text:style-name="P44">missão, visão e valores</text:p>
            </text:list-item>
            <text:list-item>
              <text:p text:style-name="P45">análise SWOT</text:p>
            </text:list-item>
            <text:list-item>
              <text:p text:style-name="P46">informações do planejamento estratégico: somente se o cliente tiver!</text:p>
            </text:list-item>
            <text:list-item>
              <text:p text:style-name="P47">BPMN: Como está e como ficará</text:p>
            </text:list-item>
            <text:list-item>
              <text:p text:style-name="P48">Identificação o problema</text:p>
            </text:list-item>
            <text:list-item>
              <text:p text:style-name="P49">ROI: custos reais!</text:p>
              <text:list text:continue-numbering="true">
                <text:list-item>
                  <text:p text:style-name="P50">Custos mão de obra: mensalidade de todos dividido pelas horas de trabalho.</text:p>
                </text:list-item>
              </text:list>
            </text:list-item>
          </text:list>
        </text:list-item>
      </text:list>
      <text:p text:style-name="Standard"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4LVL2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4LVL3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4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4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4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4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4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4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5LVL2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5LVL3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5LVL4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5LVL5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5LVL6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5LVL7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5LVL8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5LVL9" text:bullet-char="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6LVL2" text:bullet-char="✗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3" text:style-name="WW_CharLFO6LVL3" text:bullet-char="✗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6LVL4" text:bullet-char="✗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6LVL5" text:bullet-char="✗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6LVL6" text:bullet-char="✗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6LVL7" text:bullet-char="✗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6LVL8" text:bullet-char="✗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6LVL9" text:bullet-char="✗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jandro Ortega</dc:creator>
    <meta:creation-date>2017-08-25T19:24:00Z</meta:creation-date>
    <dc:date>2017-10-10T21:10:00Z</dc:date>
    <meta:template xlink:href="Normal.dotm" xlink:type="simple"/>
    <meta:editing-cycles>6</meta:editing-cycles>
    <meta:editing-duration>PT1080S</meta:editing-duration>
    <meta:document-statistic meta:page-count="2" meta:paragraph-count="4" meta:word-count="335" meta:character-count="2142" meta:row-count="15" meta:non-whitespace-character-count="1811"/>
  </office:meta>
</office:document-meta>
</file>